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SourcesPropertyResolverTests.resolveRequiredPlaceholders_withUnresolv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SourcesPropertyResolverTests.getProperty_doesNotCache_addNewKeyPostConstru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pertySourcesPropertyResolverTests.resolveRequiredPlaceholders_withNull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SourcesPropertyResolverTests.resolveNestedPropertyPlacehol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ropertySourcesPropertyResolverTests.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SourcesPropertyResolverTests.resolveRequiredPlaceholders_with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SourcesPropertyResolverTests.getPropertySources_replaceProperty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ySourcesPropertyResolverTests.contains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SourcesPropertyResolverTests.getProperty_withExplicit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SourcesPropertyResolverTests.resolvePlaceholders_with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SourcesPropertyResolverTests.getProperty_withTargetType_and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SourcesPropertyResolverTests.getRequired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SourcesPropertyResolverTests.resolveRequiredPlacehol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SourcesPropertyResolverTests.getProperty_with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SourcesPropertyResolverTests.getProperty_doesNotCache_replaceExistingKeyPostConstru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pertySourcesPropertyResolverTests.getRequiredProperty_withStringArray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SourcesProperty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SourcesPropertyResolverTests.getProperty_withStringArray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SourcesPropertyResolverTests.getProperty_propertySourceSearchOrderIsFI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ySourcesPropertyResolverTests.ignoreUnresolvableNestedPlaceholdersIsConfigur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ropertySourcesPropertyResolverTests.setRequiredProperties_andValidateRequir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pertySourcesPropertyResolverTests.getProperty_withNonConvertibleTar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SourcesPropertyResolverTests.resolvePlaceholders_withNull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SourcesPropertyResolverTests.resolvePlacehol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SourcesPropertyResolverTests.resolvePlaceholders_withUnresolv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